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'lucida grande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fo:color="#000000" style:font-name="Liberation Serif" fo:font-size="12pt" style:font-size-asian="12pt" style:font-size-complex="12pt"/>
    </style:style>
    <style:style style:name="P3" style:family="paragraph" style:parent-style-name="Heading">
      <style:text-properties style:text-underline-style="solid" style:text-underline-width="auto" style:text-underline-color="font-color"/>
    </style:style>
    <style:style style:name="P4" style:family="paragraph" style:parent-style-name="Heading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åkon Gilje</text:p>
      <text:p text:style-name="Standard">Distribusjon: Ubuntu</text:p>
      <text:p text:style-name="Standard">Boot Type: <text:s/>dual boot</text:p>
      <text:p text:style-name="Standard">Installasjonstype: minnepenn</text:p>
      <text:p text:style-name="Standard">Hardware: Asus</text:p>
      <text:p text:style-name="Standard"><text:s/></text:p>
      <text:p text:style-name="P3">Arild</text:p>
      <text:p text:style-name="Standard">Distribusjon: Centos 7</text:p>
      <text:p text:style-name="Standard">Boot Type: dual boot </text:p>
      <text:p text:style-name="Standard">Installasjonstype: minnepenn</text:p>
      <text:p text:style-name="Standard">Hardware: Samsung</text:p>
      <text:p text:style-name="Standard"/>
      <text:p text:style-name="P3">Steffen</text:p>
      <text:p text:style-name="Standard">Distribusjon: Xubuntu</text:p>
      <text:p text:style-name="Standard">Boot Type: dual boot</text:p>
      <text:p text:style-name="Standard">Installasjonstype: minnepenn</text:p>
      <text:p text:style-name="Standard">Hardware: Dell</text:p>
      <text:p text:style-name="Standard"/>
      <text:p text:style-name="P3">Yngve</text:p>
      <text:p text:style-name="Standard">Distribusjon: Xubuntu</text:p>
      <text:p text:style-name="Standard">Boot Type: dual boot</text:p>
      <text:p text:style-name="Standard">Installasjonstype: minnepenn</text:p>
      <text:p text:style-name="Standard">Hardware: Dell</text:p>
      <text:p text:style-name="Standard"/>
      <text:p text:style-name="P3">Even(mia)</text:p>
      <text:p text:style-name="P1">Distribusjon<text:span text:style-name="T3">: Xu</text:span><text:span text:style-name="T4">buntu</text:span></text:p>
      <text:p text:style-name="P2"><text:span text:style-name="T2">Boot type: eneste os</text:span><text:line-break/><text:span text:style-name="T2">Installasjonstype: cd</text:span><text:line-break/><text:span text:style-name="T2">Hardware: Asus x200</text:span> </text:p>
      <text:p text:style-name="P2"/>
      <text:p text:style-name="Heading"><text:span text:style-name="T1">Håkon Dale</text:span><text:span text:style-name="T1">(mia)</text:span></text:p>
      <text:p text:style-name="Standard">Distribusjon: Lubuntu</text:p>
      <text:p text:style-name="Standard">Boot Type: dual boot</text:p>
      <text:p text:style-name="Standard">Installasjonstype: lokalt</text:p>
      <text:p text:style-name="Standard">Hardware: Asus Aspire 581TG</text:p>
      <text:p text:style-name="Standard"/>
      <text:p text:style-name="P3">Øistein(mia)</text:p>
      <text:p text:style-name="Standard">Distribusjon: Fedora 20</text:p>
      <text:p text:style-name="Standard">Boot Type: dual boot med rEFInd</text:p>
      <text:p text:style-name="Standard">Installasjonstype: <text:s/>minnepenn</text:p>
      <text:p text:style-name="Standard">Hardware: MBP 13” i7, 8gb 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'lucida grande', 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ngve Ranestad</meta:initial-creator>
    <meta:creation-date>2015-01-19T09:25:27.477590660</meta:creation-date>
    <dc:date>2015-01-21T11:04:23.25</dc:date>
    <meta:editing-duration>PT2H8M46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34" meta:word-count="90" meta:character-count="691"/>
  </office:meta>
</office:document-meta>
</file>